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051cm" fo:min-width="1.282cm"/>
    </style:style>
    <style:style style:name="gr2" style:family="graphic" style:parent-style-name="standard">
      <style:graphic-properties draw:marker-end="Symmetric_20_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75cm"/>
    </style:style>
    <style:style style:name="gr4" style:family="graphic" style:parent-style-name="standard">
      <style:graphic-properties draw:stroke="none" svg:stroke-color="#000000" draw:fill="none" draw:fill-color="#ffffff" fo:min-height="0.627cm"/>
    </style:style>
    <style:style style:name="gr5" style:family="graphic" style:parent-style-name="standard">
      <style:graphic-properties draw:stroke="none" svg:stroke-color="#000000" draw:fill="none" draw:fill-color="#ffffff" fo:min-height="0.52cm"/>
    </style:style>
    <style:style style:name="gr6" style:family="graphic" style:parent-style-name="standard">
      <style:graphic-properties svg:stroke-color="#1c1c1c" draw:fill-color="#cccccc" draw:textarea-horizontal-align="justify" draw:textarea-vertical-align="middle" draw:auto-grow-height="false" fo:min-height="0.793cm" fo:min-width="1.55cm"/>
    </style:style>
    <style:style style:name="gr7" style:family="graphic" style:parent-style-name="standard">
      <style:graphic-properties draw:fill-color="#fbe1e1" draw:textarea-horizontal-align="justify" draw:textarea-vertical-align="middle" draw:auto-grow-height="false" fo:min-height="3.252cm" fo:min-width="2.588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4cm"/>
    </style:style>
    <style:style style:name="gr10" style:family="graphic" style:parent-style-name="standard">
      <style:graphic-properties draw:stroke="none" svg:stroke-color="#000000" draw:fill="none" draw:fill-color="#ffffff" fo:min-height="0.462cm"/>
    </style:style>
    <style:style style:name="gr11" style:family="graphic" style:parent-style-name="standard">
      <style:graphic-properties draw:fill-color="#efefad" draw:textarea-horizontal-align="justify" draw:textarea-vertical-align="middle" draw:auto-grow-height="false" fo:min-height="2.734cm" fo:min-width="3.23cm"/>
    </style:style>
    <style:style style:name="gr12" style:family="graphic" style:parent-style-name="standard">
      <style:graphic-properties draw:stroke="none" svg:stroke-color="#000000" draw:fill="none" draw:fill-color="#ffffff" fo:min-height="0.781cm"/>
    </style:style>
    <style:style style:name="gr13" style:family="graphic" style:parent-style-name="standard">
      <style:graphic-properties draw:fill-color="#fae4fa" draw:textarea-horizontal-align="justify" draw:textarea-vertical-align="middle" draw:auto-grow-height="false" fo:min-height="0.451cm" fo:min-width="2.04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color="#7e5f9f" draw:fill-color="#e8d9f8" draw:textarea-horizontal-align="justify" draw:textarea-vertical-align="middle" draw:auto-grow-height="false" fo:min-height="0.835cm" fo:min-width="0cm"/>
    </style:style>
    <style:style style:name="gr16" style:family="graphic" style:parent-style-name="standard">
      <style:graphic-properties draw:fill-color="#dedef9" draw:textarea-horizontal-align="justify" draw:textarea-vertical-align="middle" draw:auto-grow-height="false" fo:min-height="0.666cm" fo:min-width="3.23cm"/>
    </style:style>
    <style:style style:name="gr17" style:family="graphic" style:parent-style-name="standard">
      <style:graphic-properties svg:stroke-color="#000000" draw:fill-color="#eeeeee" draw:opacity="99%" draw:textarea-horizontal-align="justify" draw:textarea-vertical-align="middle" draw:auto-grow-height="false" fo:min-height="17.365cm" fo:min-width="0.363cm"/>
    </style:style>
    <style:style style:name="gr18" style:family="graphic" style:parent-style-name="standard">
      <style:graphic-properties draw:stroke="none" svg:stroke-color="#000000" draw:fill="none" draw:fill-color="#ffffff" fo:min-height="0.568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2.779cm" fo:min-width="0cm"/>
    </style:style>
    <style:style style:name="gr2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8cm" fo:min-width="1.822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fill-color="#daf8da" draw:textarea-horizontal-align="justify" draw:textarea-vertical-align="middle" draw:auto-grow-height="false" fo:min-height="4.526cm" fo:min-width="0.951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0.697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3.424cm" fo:min-width="0cm"/>
    </style:style>
    <style:style style:name="gr25" style:family="graphic" style:parent-style-name="standard">
      <style:graphic-properties svg:stroke-color="#111111" draw:fill-color="#dddddd" draw:textarea-horizontal-align="justify" draw:textarea-vertical-align="middle" draw:auto-grow-height="false" fo:min-height="1.638cm" fo:min-width="0cm"/>
    </style:style>
    <style:style style:name="gr26" style:family="graphic" style:parent-style-name="standard">
      <style:graphic-properties svg:stroke-color="#1c1c1c" draw:fill-color="#d5f7d5" draw:textarea-horizontal-align="justify" draw:textarea-vertical-align="middle" draw:auto-grow-height="false" fo:min-height="1.047cm" fo:min-width="0.238cm"/>
    </style:style>
    <style:style style:name="gr27" style:family="graphic" style:parent-style-name="standard">
      <style:graphic-properties draw:stroke="none" svg:stroke-color="#000000" draw:fill="none" draw:fill-color="#ffffff" fo:min-height="0.523cm"/>
    </style:style>
    <style:style style:name="gr28" style:family="graphic" style:parent-style-name="standard">
      <style:graphic-properties draw:stroke="none" svg:stroke-color="#000000" draw:marker-end="Symmetric_20_Arrow" draw:fill="none" draw:fill-color="#ffffff" fo:min-height="0.28cm"/>
    </style:style>
    <style:style style:name="gr29" style:family="graphic" style:parent-style-name="standard">
      <style:graphic-properties draw:marker-start="Symmetric_20_Arrow" draw:marker-end="" draw:textarea-horizontal-align="center" draw:textarea-vertical-align="middle"/>
    </style:style>
    <style:style style:name="gr30" style:family="graphic" style:parent-style-name="standard">
      <style:graphic-properties draw:fill-color="#f3f2c4" draw:textarea-horizontal-align="justify" draw:textarea-vertical-align="middle" draw:auto-grow-height="false" fo:min-height="5.846cm" fo:min-width="0.647cm"/>
    </style:style>
    <style:style style:name="gr31" style:family="graphic" style:parent-style-name="standard">
      <style:graphic-properties svg:stroke-color="#111111" draw:fill-color="#dddddd" draw:textarea-horizontal-align="justify" draw:textarea-vertical-align="middle" draw:auto-grow-height="false" fo:min-height="1.806cm" fo:min-width="0cm"/>
    </style:style>
    <style:style style:name="gr32" style:family="graphic" style:parent-style-name="standard">
      <style:graphic-properties draw:stroke="none" svg:stroke-color="#000000" draw:fill="none" draw:fill-color="#ffffff" fo:min-height="0.319cm"/>
    </style:style>
    <style:style style:name="gr33" style:family="graphic" style:parent-style-name="standard">
      <style:graphic-properties draw:fill-color="#f3ecfb" draw:textarea-horizontal-align="justify" draw:textarea-vertical-align="middle" draw:auto-grow-height="false" fo:min-height="0.047cm" fo:min-width="0.008cm"/>
    </style:style>
    <style:style style:name="gr34" style:family="graphic" style:parent-style-name="standard">
      <style:graphic-properties draw:stroke="dash" draw:stroke-dash="Ultrafine_20_Dashed" svg:stroke-width="0.035cm" svg:stroke-color="#ff0000" draw:marker-start-width="0.252cm" draw:marker-end-width="0.252cm" draw:fill="solid" draw:fill-color="#729fcf" draw:opacity="9%" draw:textarea-horizontal-align="justify" draw:textarea-vertical-align="middle" draw:auto-grow-height="false" fo:min-height="12.416cm" fo:min-width="11.023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fo:min-height="1.56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7.109cm"/>
    </style:style>
    <style:style style:name="gr37" style:family="graphic" style:parent-style-name="standard">
      <style:graphic-properties svg:stroke-color="#1c1c1c" draw:fill-color="#d2d02b" draw:textarea-horizontal-align="justify" draw:textarea-vertical-align="middle" draw:auto-grow-height="false" fo:min-height="0.539cm" fo:min-width="0.643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be1e1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-color="#efefad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ae4fa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-color="#e8d9f8"/>
      <style:text-properties fo:font-size="12pt"/>
    </style:style>
    <style:style style:name="P12" style:family="paragraph">
      <loext:graphic-properties draw:fill-color="#dedef9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eeeeee" draw:opacity="99%"/>
      <style:text-properties fo:font-size="12pt"/>
    </style:style>
    <style:style style:name="P1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dddddd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daf8da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-color="#d5f7d5"/>
      <style:paragraph-properties fo:text-align="center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font-size="7pt" style:font-size-asian="7pt" style:font-size-complex="7pt"/>
    </style:style>
    <style:style style:name="P23" style:family="paragraph">
      <loext:graphic-properties draw:fill-color="#f3f2c4"/>
      <style:paragraph-properties fo:text-align="center"/>
      <style:text-properties fo:font-size="9pt" style:font-size-asian="9pt" style:font-size-complex="9pt"/>
    </style:style>
    <style:style style:name="P24" style:family="paragraph">
      <loext:graphic-properties draw:fill-color="#f3ecfb"/>
      <style:paragraph-properties fo:text-align="center"/>
    </style:style>
    <style:style style:name="P25" style:family="paragraph">
      <loext:graphic-properties draw:fill="solid" draw:fill-color="#729fcf" draw:opacity="9%"/>
      <style:paragraph-properties fo:text-align="center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P27" style:family="paragraph">
      <loext:graphic-properties draw:fill-color="#d2d02b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1" draw:style-name="gr1" draw:text-style-name="P2" draw:layer="layout" svg:width="1.782cm" svg:height="2.301cm" svg:x="11.414cm" svg:y="8.239cm">
          <text:p text:style-name="P1"><text:span text:style-name="T1">SEQ</text:span></text:p>
          <draw:enhanced-geometry svg:viewBox="0 0 21600 21600" draw:type="rectangle" draw:enhanced-path="M 0 0 L 21600 0 21600 21600 0 21600 0 0 Z N"/>
        </draw:custom-shape>
        <draw:line draw:name="Shape2" draw:style-name="gr2" draw:text-style-name="P3" draw:layer="layout" svg:x1="13.234cm" svg:y1="8.755cm" svg:x2="18.78cm" svg:y2="8.755cm">
          <text:p/>
        </draw:line>
        <draw:frame draw:name="Shape3" draw:style-name="gr3" draw:text-style-name="P4" draw:layer="layout" svg:width="4.075cm" svg:height="0.925cm" svg:x="13.319cm" svg:y="9.636cm">
          <draw:text-box>
            <text:p><text:span text:style-name="T2">S</text:span><text:span text:style-name="T2">E</text:span><text:span text:style-name="T2">Q</text:span><text:span text:style-name="T2">[</text:span><text:span text:style-name="T2">0</text:span><text:span text:style-name="T2">]</text:span><text:span text:style-name="T2"> </text:span><text:span text:style-name="T2">/</text:span><text:span text:style-name="T2"> </text:span><text:span text:style-name="T2">C</text:span><text:span text:style-name="T2">L</text:span><text:span text:style-name="T2">K</text:span><text:span text:style-name="T2">_</text:span><text:span text:style-name="T2">C</text:span><text:span text:style-name="T2">M</text:span><text:span text:style-name="T2">P</text:span></text:p>
            <text:p><text:span text:style-name="T2"><text:s/></text:span><text:span text:style-name="T2">(</text:span><text:span text:style-name="T2">o</text:span><text:span text:style-name="T2">r</text:span><text:span text:style-name="T2"> </text:span><text:span text:style-name="T2">s</text:span><text:span text:style-name="T2">e</text:span><text:span text:style-name="T2">l</text:span><text:span text:style-name="T2">f</text:span><text:span text:style-name="T2"> </text:span><text:span text:style-name="T2">t</text:span><text:span text:style-name="T2">e</text:span><text:span text:style-name="T2">s</text:span><text:span text:style-name="T2">t</text:span><text:span text:style-name="T2">)</text:span></text:p>
          </draw:text-box>
        </draw:frame>
        <draw:frame draw:name="Shape3" draw:style-name="gr4" draw:text-style-name="P4" draw:layer="layout" svg:width="3.214cm" svg:height="0.877cm" svg:x="13.28cm" svg:y="9.14cm">
          <draw:text-box>
            <text:p><text:span text:style-name="T2">SEQ[1] </text:span><text:span text:style-name="T2">/ </text:span><text:span text:style-name="T2">CLK_S</text:span><text:span text:style-name="T2">R</text:span></text:p>
          </draw:text-box>
        </draw:frame>
        <draw:frame draw:name="Shape3" draw:style-name="gr4" draw:text-style-name="P4" draw:layer="layout" svg:width="3.468cm" svg:height="0.877cm" svg:x="13.28cm" svg:y="8.759cm">
          <draw:text-box>
            <text:p><text:span text:style-name="T2">SEQ[2] / </text:span><text:span text:style-name="T2">SAMPLE</text:span></text:p>
          </draw:text-box>
        </draw:frame>
        <draw:frame draw:name="Shape3" draw:style-name="gr4" draw:text-style-name="P4" draw:layer="layout" svg:width="2.805cm" svg:height="0.877cm" svg:x="13.319cm" svg:y="8.324cm">
          <draw:text-box>
            <text:p><text:span text:style-name="T2">SEQ[3] / RSTB</text:span></text:p>
          </draw:text-box>
        </draw:frame>
        <draw:frame draw:name="Shape3" draw:style-name="gr5" draw:text-style-name="P4" draw:layer="layout" svg:width="1.143cm" svg:height="0.77cm" draw:transform="rotate (-1.5707963267949) translate (9.001cm 7.477cm)">
          <draw:text-box>
            <text:p><text:span text:style-name="T2">C</text:span><text:span text:style-name="T2">L</text:span><text:span text:style-name="T2">K</text:span></text:p>
          </draw:text-box>
        </draw:frame>
        <draw:custom-shape draw:name="Shape1" draw:style-name="gr6" draw:text-style-name="P5" draw:layer="layout" svg:width="2.05cm" svg:height="1.043cm" svg:x="8.239cm" svg:y="9.636cm">
          <text:p text:style-name="P1"><text:span text:style-name="T1">C</text:span><text:span text:style-name="T1">L</text:span><text:span text:style-name="T1">K</text:span><text:span text:style-name="T1"> </text:span><text:span text:style-name="T1">D</text:span><text:span text:style-name="T1">I</text:span><text:span text:style-name="T1">V</text:span><text:span text:style-name="T1"> </text:span></text:p>
          <text:p text:style-name="P1"><text:span text:style-name="T1">(</text:span><text:span text:style-name="T1">:</text:span><text:span text:style-name="T1">2</text:span><text:span text:style-name="T1">)</text:span></text:p>
          <draw:enhanced-geometry svg:viewBox="0 0 21600 21600" draw:type="rectangle" draw:enhanced-path="M 0 0 L 21600 0 21600 21600 0 21600 0 0 Z N"/>
        </draw:custom-shape>
        <draw:line draw:name="Shape6" draw:style-name="gr2" draw:text-style-name="P3" draw:layer="layout" svg:x1="9.001cm" svg:y1="8.428cm" svg:x2="11.435cm" svg:y2="8.428cm">
          <text:p/>
        </draw:line>
        <draw:custom-shape draw:name="Shape1" draw:style-name="gr7" draw:text-style-name="P6" draw:layer="layout" svg:width="3.088cm" svg:height="3.502cm" svg:x="8.005cm" svg:y="14.049cm">
          <text:p/>
          <draw:enhanced-geometry svg:viewBox="0 0 21600 21600" draw:type="rectangle" draw:enhanced-path="M 0 0 L 21600 0 21600 21600 0 21600 0 0 Z N"/>
        </draw:custom-shape>
        <draw:frame draw:name="Shape3" draw:style-name="gr4" draw:text-style-name="P4" draw:layer="layout" svg:width="3.688cm" svg:height="0.877cm" draw:transform="rotate (-1.5707963267949) translate (14.299cm 11.428cm)">
          <draw:text-box>
            <text:p><text:span text:style-name="T2">S</text:span><text:span text:style-name="T2">E</text:span><text:span text:style-name="T2">Q</text:span><text:span text:style-name="T2">[</text:span><text:span text:style-name="T2">4</text:span><text:span text:style-name="T2">]</text:span><text:span text:style-name="T2"> </text:span><text:span text:style-name="T2">/</text:span><text:span text:style-name="T2"> </text:span><text:span text:style-name="T2">R</text:span><text:span text:style-name="T2">X</text:span><text:span text:style-name="T2">_</text:span><text:span text:style-name="T2">E</text:span><text:span text:style-name="T2">N</text:span></text:p>
          </draw:text-box>
        </draw:frame>
        <draw:line draw:name="Shape10" draw:style-name="gr8" draw:text-style-name="P3" draw:layer="layout" svg:x1="13.744cm" svg:y1="15.299cm" svg:x2="13.744cm" svg:y2="10.422cm">
          <text:p/>
        </draw:line>
        <draw:line draw:name="Shape8" draw:style-name="gr2" draw:text-style-name="P3" draw:layer="layout" svg:x1="13.745cm" svg:y1="15.325cm" svg:x2="11.16cm" svg:y2="15.325cm">
          <text:p/>
        </draw:line>
        <draw:frame draw:name="Shape3" draw:style-name="gr9" draw:text-style-name="P4" draw:layer="layout" svg:width="1.736cm" svg:height="1.19cm" svg:x="9.686cm" svg:y="15.05cm">
          <draw:text-box>
            <text:p><text:span text:style-name="T2">SPI_EN</text:span></text:p>
          </draw:text-box>
        </draw:frame>
        <draw:frame draw:name="Shape3" draw:style-name="gr4" draw:text-style-name="P4" draw:layer="layout" svg:width="1.957cm" svg:height="0.877cm" svg:x="9.592cm" svg:y="14.208cm">
          <draw:text-box>
            <text:p><text:span text:style-name="T2">SPI_CLK</text:span></text:p>
          </draw:text-box>
        </draw:frame>
        <draw:line draw:name="Shape8" draw:style-name="gr2" draw:text-style-name="P3" draw:layer="layout" svg:x1="12.303cm" svg:y1="14.462cm" svg:x2="11.093cm" svg:y2="14.477cm">
          <text:p/>
        </draw:line>
        <draw:line draw:name="Shape10" draw:style-name="gr8" draw:text-style-name="P3" draw:layer="layout" svg:x1="12.288cm" svg:y1="14.476cm" svg:x2="12.288cm" svg:y2="13.409cm">
          <text:p/>
        </draw:line>
        <draw:line draw:name="Shape7" draw:style-name="gr8" draw:text-style-name="P3" draw:layer="layout" svg:x1="9.128cm" svg:y1="13.436cm" svg:x2="12.288cm" svg:y2="13.436cm">
          <text:p/>
        </draw:line>
        <draw:line draw:name="Shape8" draw:style-name="gr2" draw:text-style-name="P3" draw:layer="layout" svg:x1="19.288cm" svg:y1="16.113cm" svg:x2="11.16cm" svg:y2="16.113cm">
          <text:p/>
        </draw:line>
        <draw:frame draw:name="Shape3" draw:style-name="gr10" draw:text-style-name="P4" draw:layer="layout" svg:width="1.431cm" svg:height="0.712cm" svg:x="9.928cm" svg:y="15.91cm">
          <draw:text-box>
            <text:p><text:span text:style-name="T2">SDATA</text:span></text:p>
          </draw:text-box>
        </draw:frame>
        <draw:custom-shape draw:name="Shape1" draw:style-name="gr11" draw:text-style-name="P7" draw:layer="layout" svg:width="3.73cm" svg:height="2.984cm" svg:x="7.503cm" svg:y="18.907cm">
          <text:p text:style-name="P1"><text:span text:style-name="T3">EXT.</text:span></text:p>
          <text:p text:style-name="P1"><text:span text:style-name="T3">SRAM</text:span></text:p>
          <draw:enhanced-geometry svg:viewBox="0 0 21600 21600" draw:type="rectangle" draw:enhanced-path="M 0 0 L 21600 0 21600 21600 0 21600 0 0 Z N"/>
        </draw:custom-shape>
        <draw:frame draw:name="Shape3" draw:style-name="gr12" draw:text-style-name="P8" draw:layer="layout" svg:width="1.27cm" svg:height="1.031cm" svg:x="8.374cm" svg:y="14.843cm">
          <draw:text-box>
            <text:p><text:span text:style-name="T4">SPI</text:span></text:p>
          </draw:text-box>
        </draw:frame>
        <draw:custom-shape draw:name="Shape1" draw:style-name="gr13" draw:text-style-name="P9" draw:layer="layout" svg:width="2.54cm" svg:height="0.701cm" svg:x="14.035cm" svg:y="17.383cm">
          <text:p text:style-name="P1"><text:span text:style-name="T1">MULTI-IO [7:0]</text:span></text:p>
          <draw:enhanced-geometry svg:viewBox="0 0 21600 21600" draw:type="rectangle" draw:enhanced-path="M 0 0 L 21600 0 21600 21600 0 21600 0 0 Z N"/>
        </draw:custom-shape>
        <draw:frame draw:name="Shape3" draw:style-name="gr14" draw:text-style-name="P10" draw:layer="layout" svg:width="1.592cm" svg:height="0.725cm" svg:x="8.56cm" svg:y="16.408cm">
          <draw:text-box>
            <text:p><text:span text:style-name="T5">FIFO</text:span></text:p>
          </draw:text-box>
        </draw:frame>
        <draw:custom-shape draw:name="Shape11" draw:style-name="gr15" draw:text-style-name="P11" draw:layer="layout" svg:width="0.826cm" svg:height="1.239cm" svg:x="8.924cm" svg:y="17.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1" draw:style-name="gr16" draw:text-style-name="P12" draw:layer="layout" svg:width="3.73cm" svg:height="0.916cm" svg:x="6.334cm" svg:y="4.429cm">
          <text:p text:style-name="P1"><text:span text:style-name="T1">EXT. CLK GEN </text:span></text:p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name="Shape12" draw:style-name="gr17" draw:text-style-name="P13" draw:layer="layout" svg:width="1.387cm" svg:height="18.419cm" svg:x="2.905cm" svg:y="3.536cm">
          <text:p/>
          <draw:enhanced-geometry svg:viewBox="0 0 21600 21600" draw:text-areas="?f0 ?f8 ?f2 ?f9" draw:type="up-down-arrow" draw:modifiers="4092.15822345593 760.79917326903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Shape3" draw:style-name="gr18" draw:text-style-name="P14" draw:layer="layout" svg:width="4.559cm" svg:height="0.818cm" draw:transform="rotate (-1.5707963267949) translate (3.884cm 11.811cm)">
          <draw:text-box>
            <text:p><text:span text:style-name="T6">USB BUS</text:span></text:p>
          </draw:text-box>
        </draw:frame>
        <draw:custom-shape draw:name="Shape13" draw:style-name="gr19" draw:text-style-name="P15" draw:layer="layout" svg:width="1.036cm" svg:height="3.259cm" draw:transform="rotate (1.5707963267949) translate (4.091cm 21.066cm)">
          <text:p/>
          <draw:enhanced-geometry svg:viewBox="0 0 21600 21600" draw:text-areas="?f0 ?f8 ?f2 ?f9" draw:type="up-down-arrow" draw:modifiers="6240.67321178121 1807.6359429232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2.322cm" svg:height="0.53cm" svg:x="10.362cm" svg:y="11.795cm">
          <draw:text-box>
            <text:p text:style-name="P16"><text:span text:style-name="T7">EN_SEQ_SYNC</text:span></text:p>
          </draw:text-box>
        </draw:frame>
        <draw:custom-shape draw:name="Shape1" draw:style-name="gr21" draw:text-style-name="P18" draw:layer="layout" svg:width="1.451cm" svg:height="4.776cm" svg:x="18.81cm" svg:y="5.749cm">
          <text:p text:style-name="P1"><text:span text:style-name="T1">DUT</text:span></text:p>
          <draw:enhanced-geometry svg:viewBox="0 0 21600 21600" draw:type="rectangle" draw:enhanced-path="M 0 0 L 21600 0 21600 21600 0 21600 0 0 Z N"/>
        </draw:custom-shape>
        <draw:line draw:name="Shape2" draw:style-name="gr2" draw:text-style-name="P3" draw:layer="layout" svg:x1="13.234cm" svg:y1="9.221cm" svg:x2="18.781cm" svg:y2="9.221cm">
          <text:p/>
        </draw:line>
        <draw:line draw:name="Shape2" draw:style-name="gr2" draw:text-style-name="P3" draw:layer="layout" svg:x1="13.234cm" svg:y1="9.61cm" svg:x2="18.78cm" svg:y2="9.636cm">
          <text:p/>
        </draw:line>
        <draw:line draw:name="Shape2" draw:style-name="gr2" draw:text-style-name="P3" draw:layer="layout" svg:x1="13.234cm" svg:y1="10.134cm" svg:x2="18.78cm" svg:y2="10.144cm">
          <text:p/>
        </draw:line>
        <draw:line draw:name="Shape10" draw:style-name="gr8" draw:text-style-name="P3" draw:layer="layout" svg:x1="19.288cm" svg:y1="16.113cm" svg:x2="19.288cm" svg:y2="10.525cm">
          <text:p/>
        </draw:line>
        <draw:line draw:name="Shape15" draw:style-name="gr8" draw:text-style-name="P3" draw:layer="layout" svg:x1="15.336cm" svg:y1="12.147cm" svg:x2="15.351cm" svg:y2="10.144cm">
          <text:p/>
        </draw:line>
        <draw:line draw:name="Shape15" draw:style-name="gr8" draw:text-style-name="P3" draw:layer="layout" svg:x1="15.336cm" svg:y1="12.686cm" svg:x2="15.32cm" svg:y2="16.108cm">
          <text:p/>
        </draw:line>
        <draw:custom-shape draw:name="Shape16" draw:style-name="gr22" draw:text-style-name="P3" draw:layer="layout" svg:width="0.126cm" svg:height="0.126cm" svg:x="15.242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6" draw:style-name="gr22" draw:text-style-name="P3" draw:layer="layout" svg:width="0.126cm" svg:height="0.124cm" svg:x="15.212cm" svg:y="1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hape17" draw:style-name="gr8" draw:text-style-name="P3" draw:layer="layout" svg:x1="15.301cm" svg:y1="12.594cm" svg:x2="15.512cm" svg:y2="12.138cm">
          <text:p/>
        </draw:line>
        <draw:frame draw:name="Shape18" draw:style-name="gr23" draw:text-style-name="P19" draw:layer="layout" svg:width="2.339cm" svg:height="0.947cm" draw:transform="rotate (-1.5707963267949) translate (16.116cm 11.742cm)">
          <draw:text-box>
            <text:p><text:span text:style-name="T8">Self TEST</text:span></text:p>
          </draw:text-box>
        </draw:frame>
        <draw:custom-shape draw:name="Shape13" draw:style-name="gr24" draw:text-style-name="P15" draw:layer="layout" svg:width="0.726cm" svg:height="3.942cm" draw:transform="rotate (1.5707963267949) translate (4.043cm 15.808cm)">
          <text:p/>
          <draw:enhanced-geometry svg:viewBox="0 0 21600 21600" draw:text-areas="?f0 ?f8 ?f2 ?f9" draw:type="up-down-arrow" draw:modifiers="4367.53782668501 1233.8709677419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Shape13" draw:style-name="gr25" draw:text-style-name="P15" draw:layer="layout" svg:width="0.635cm" svg:height="2.23cm" draw:transform="rotate (1.5707963267949) translate (4.104cm 5.064cm)">
          <text:p/>
          <draw:enhanced-geometry svg:viewBox="0 0 21600 21600" draw:text-areas="?f0 ?f8 ?f2 ?f9" draw:type="up-down-arrow" draw:modifiers="6588.67924528302 2798.027790228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name="Shape3" draw:style-name="gr12" draw:text-style-name="P20" draw:layer="layout" svg:width="3.47cm" svg:height="1.031cm" svg:x="11.922cm" svg:y="15.59cm">
          <draw:text-box>
            <text:p><text:span text:style-name="T1">ADC_DATA</text:span></text:p>
          </draw:text-box>
        </draw:frame>
        <draw:custom-shape draw:name="Shape1" draw:style-name="gr26" draw:text-style-name="P21" draw:layer="layout" svg:width="0.738cm" svg:height="1.297cm" svg:x="9.835cm" svg:y="11.428cm">
          <text:p/>
          <draw:enhanced-geometry svg:viewBox="0 0 21600 21600" draw:type="rectangle" draw:enhanced-path="M 0 0 L 21600 0 21600 21600 0 21600 0 0 Z N"/>
        </draw:custom-shape>
        <draw:line draw:name="Shape8" draw:style-name="gr2" draw:text-style-name="P3" draw:layer="layout" svg:x1="9.086cm" svg:y1="12.514cm" svg:x2="9.835cm" svg:y2="12.514cm">
          <text:p/>
        </draw:line>
        <draw:line draw:name="Shape20" draw:style-name="gr8" draw:text-style-name="P3" draw:layer="layout" svg:x1="9.779cm" svg:y1="12.414cm" svg:x2="10.072cm" svg:y2="12.512cm">
          <text:p/>
        </draw:line>
        <draw:line draw:name="Shape21" draw:style-name="gr8" draw:text-style-name="P3" draw:layer="layout" svg:x1="9.779cm" svg:y1="12.665cm" svg:x2="10.072cm" svg:y2="12.512cm">
          <text:p/>
        </draw:line>
        <draw:line draw:name="Shape8" draw:style-name="gr2" draw:text-style-name="P3" draw:layer="layout" svg:x1="7.604cm" svg:y1="11.795cm" svg:x2="9.763cm" svg:y2="11.795cm">
          <text:p/>
        </draw:line>
        <draw:frame draw:name="Shape3" draw:style-name="gr27" draw:text-style-name="P4" draw:layer="layout" svg:width="2.033cm" svg:height="0.773cm" svg:x="7.477cm" svg:y="11.276cm">
          <draw:text-box>
            <text:p><text:span text:style-name="T9">EN_SEQ</text:span><text:span text:style-name="T2"> </text:span></text:p>
          </draw:text-box>
        </draw:frame>
        <draw:line draw:name="Shape22" draw:style-name="gr2" draw:text-style-name="P3" draw:layer="layout" svg:x1="12.153cm" svg:y1="11.807cm" svg:x2="12.153cm" svg:y2="10.539cm">
          <text:p/>
        </draw:line>
        <draw:line draw:name="Shape23" draw:style-name="gr8" draw:text-style-name="P3" draw:layer="layout" svg:x1="10.601cm" svg:y1="11.795cm" svg:x2="12.125cm" svg:y2="11.798cm">
          <text:p/>
        </draw:line>
        <draw:frame draw:name="Shape3" draw:style-name="gr28" draw:text-style-name="P22" draw:layer="layout" svg:width="1.976cm" svg:height="0.53cm" svg:x="11.548cm" svg:y="10.075cm">
          <draw:text-box>
            <text:p><text:span text:style-name="T9">EXT_START</text:span></text:p>
          </draw:text-box>
        </draw:frame>
        <draw:line draw:name="Shape24" draw:style-name="gr8" draw:text-style-name="P3" draw:layer="layout" svg:x1="9.128cm" svg:y1="13.446cm" svg:x2="9.109cm" svg:y2="10.651cm">
          <text:p/>
        </draw:line>
        <draw:line draw:name="Shape9" draw:style-name="gr8" draw:text-style-name="P3" draw:layer="layout" svg:x1="13.217cm" svg:y1="10.424cm" svg:x2="13.744cm" svg:y2="10.419cm">
          <text:p/>
        </draw:line>
        <draw:line draw:name="Shape24" draw:style-name="gr8" draw:text-style-name="P3" draw:layer="layout" svg:x1="9.001cm" svg:y1="8.62cm" svg:x2="9.001cm" svg:y2="5.318cm">
          <text:p/>
        </draw:line>
        <draw:line draw:name="Shape24" draw:style-name="gr29" draw:text-style-name="P3" draw:layer="layout" svg:x1="9.001cm" svg:y1="9.636cm" svg:x2="9.001cm" svg:y2="8.366cm">
          <text:p/>
        </draw:line>
        <draw:custom-shape draw:name="Shape1" draw:style-name="gr30" draw:text-style-name="P23" draw:layer="layout" svg:width="1.147cm" svg:height="6.096cm" svg:x="6.461cm" svg:y="6.207cm">
          <text:p text:style-name="P1"><text:span text:style-name="T8">GPIO</text:span></text:p>
          <draw:enhanced-geometry svg:viewBox="0 0 21600 21600" draw:type="rectangle" draw:enhanced-path="M 0 0 L 21600 0 21600 21600 0 21600 0 0 Z N"/>
        </draw:custom-shape>
        <draw:custom-shape draw:name="Shape13" draw:style-name="gr31" draw:text-style-name="P15" draw:layer="layout" svg:width="0.635cm" svg:height="2.286cm" draw:transform="rotate (1.5707963267949) translate (4.048cm 9.382cm)">
          <text:p/>
          <draw:enhanced-geometry svg:viewBox="0 0 21600 21600" draw:text-areas="?f0 ?f8 ?f2 ?f9" draw:type="up-down-arrow" draw:modifiers="6588.67924528302 2798.027790228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name="Shape8" draw:style-name="gr2" draw:text-style-name="P3" draw:layer="layout" svg:x1="7.604cm" svg:y1="6.461cm" svg:x2="18.78cm" svg:y2="6.461cm">
          <text:p/>
        </draw:line>
        <draw:line draw:name="Shape8" draw:style-name="gr2" draw:text-style-name="P3" draw:layer="layout" svg:x1="7.604cm" svg:y1="7.223cm" svg:x2="17.256cm" svg:y2="7.223cm">
          <text:p/>
        </draw:line>
        <draw:frame draw:name="Shape3" draw:style-name="gr32" draw:text-style-name="P4" draw:layer="layout" svg:width="3.214cm" svg:height="0.569cm" svg:x="9.343cm" svg:y="5.953cm">
          <draw:text-box>
            <text:p><text:span text:style-name="T2">SEL[2:0]</text:span></text:p>
          </draw:text-box>
        </draw:frame>
        <draw:frame draw:name="Shape3" draw:style-name="gr32" draw:text-style-name="P4" draw:layer="layout" svg:width="1.651cm" svg:height="0.569cm" svg:x="11.795cm" svg:y="6.715cm">
          <draw:text-box>
            <text:p><text:span text:style-name="T2">EN_OTA</text:span></text:p>
          </draw:text-box>
        </draw:frame>
        <draw:custom-shape draw:style-name="gr33" draw:text-style-name="P24" draw:layer="layout" svg:width="1.016cm" svg:height="0.889cm" draw:transform="rotate (-1.5707963267949) translate (18.272cm 6.715cm)">
          <text:p/>
          <draw:enhanced-geometry svg:viewBox="0 0 21600 21600" draw:glue-points="?f0 0 ?f1 10800 0 21600 10800 21600 21600 21600 ?f7 10800" draw:text-areas="?f1 10800 ?f2 18000 ?f3 7200 ?f4 21600" draw:type="isosceles-triangle" draw:modifiers="11007.69230769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Shape8" draw:style-name="gr2" draw:text-style-name="P3" draw:layer="layout" svg:x1="18.272cm" svg:y1="7.223cm" svg:x2="18.78cm" svg:y2="7.223cm">
          <text:p/>
        </draw:line>
        <draw:custom-shape draw:style-name="gr34" draw:text-style-name="P25" draw:layer="layout" svg:width="11.557cm" svg:height="12.7cm" svg:x="6.08cm" svg:y="5.699cm">
          <text:p/>
          <draw:enhanced-geometry svg:viewBox="0 0 21600 21600" draw:type="rectangle" draw:enhanced-path="M 0 0 L 21600 0 21600 21600 0 21600 0 0 Z N"/>
        </draw:custom-shape>
        <draw:frame draw:name="Shape3" draw:style-name="gr14" draw:text-style-name="P10" draw:layer="layout" svg:width="1.592cm" svg:height="0.725cm" svg:x="8.56cm" svg:y="16.409cm">
          <draw:text-box>
            <text:p><text:span text:style-name="T5">FIFO</text:span></text:p>
          </draw:text-box>
        </draw:frame>
        <draw:custom-shape draw:name="Shape11" draw:style-name="gr15" draw:text-style-name="P11" draw:layer="layout" svg:width="0.826cm" svg:height="1.239cm" svg:x="14.86cm" svg:y="18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3" draw:style-name="gr35" draw:text-style-name="P20" draw:layer="layout" svg:width="6.255cm" svg:height="1.811cm" svg:x="11.336cm" svg:y="16.394cm">
          <draw:text-box>
            <text:p><text:span text:style-name="T1">Diverse signals can be connected </text:span></text:p>
            <text:p><text:span text:style-name="T1">to this IO for test purpose </text:span></text:p>
          </draw:text-box>
        </draw:frame>
        <draw:frame draw:style-name="gr36" draw:text-style-name="P26" draw:layer="layout" svg:width="17.609cm" svg:height="1.427cm" svg:x="1.679cm" svg:y="1.685cm">
          <draw:text-box>
            <text:p><text:span text:style-name="T10">Simplified diagram of the FPGA configuration / ADC test / Cordia Project </text:span></text:p>
            <text:p><text:span text:style-name="T10">L. Hafiane / 2021 </text:span></text:p>
          </draw:text-box>
        </draw:frame>
        <draw:custom-shape draw:name="Shape1" draw:style-name="gr37" draw:text-style-name="P27" draw:layer="layout" svg:width="1.143cm" svg:height="0.789cm" svg:x="10.906cm" svg:y="13.065cm">
          <text:p/>
          <draw:enhanced-geometry svg:viewBox="0 0 21600 21600" draw:type="rectangle" draw:enhanced-path="M 0 0 L 21600 0 21600 21600 0 21600 0 0 Z N"/>
        </draw:custom-shape>
        <draw:frame draw:name="Shape3" draw:style-name="gr27" draw:text-style-name="P4" draw:layer="layout" svg:width="2.033cm" svg:height="0.773cm" svg:x="10.779cm" svg:y="13.181cm">
          <draw:text-box>
            <text:p><text:span text:style-name="T9">270° shift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3T13:23:43.890057838</meta:creation-date>
    <dc:date>2022-06-06T08:03:20.558040575</dc:date>
    <meta:editing-duration>PT1H30M14S</meta:editing-duration>
    <meta:editing-cycles>19</meta:editing-cycles>
    <meta:generator>LibreOffice/5.3.6.1$Linux_X86_64 LibreOffice_project/30$Build-1</meta:generator>
    <meta:document-statistic meta:object-count="72"/>
  </office:meta>
</office:document-meta>
</file>